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1">
      <style:table-cell-properties fo:border-top="thin solid #000000" fo:border-bottom="2pt solid #000000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40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0">
      <style:table-cell-properties fo:border-top="thin solid #000000" fo:border-bottom="2pt solid #000000" fo:border-left="2pt solid #000000" fo:border-right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176388888888889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048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number-columns-repeated="16377" table:default-cell-style-name="ce1"/>
        <table:table-row table:style-name="ro1">
          <table:table-cell table:style-name="ce12"/>
          <table:table-cell office:value-type="string" table:style-name="ce13">
            <text:p>UTXO Size vs Efficiency at Different Difficulties</text:p>
          </table:table-cell>
          <table:table-cell table:number-columns-repeated="5" table:style-name="ce14"/>
          <table:table-cell table:style-name="ce1"/>
          <table:table-cell table:style-name="ce1">
            <draw:frame draw:z-index="1" draw:id="id0" draw:style-name="a0" draw:name="Chart 2" svg:x="0.03472in" svg:y="0.08333in" svg:width="6.09028in" svg:height="4.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table:style-name="ce12"/>
          <table:table-cell office:value-type="string" table:style-name="ce14">
            <text:p>G</text:p>
          </table:table-cell>
          <table:table-cell office:value-type="float" office:value="9942.2056319999992" table:style-name="ce15">
            <text:p>9942.205632</text:p>
          </table:table-cell>
          <table:table-cell table:number-columns-repeated="4" table:style-name="ce14"/>
          <table:table-cell table:number-columns-repeated="16377" table:style-name="ce1"/>
        </table:table-row>
        <table:table-row table:style-name="ro2">
          <table:table-cell table:style-name="ce12"/>
          <table:table-cell table:number-columns-repeated="6" table:style-name="ce14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4">
            <text:p>UTXO Size</text:p>
          </table:table-cell>
          <table:table-cell office:value-type="string" table:style-name="ce5">
            <text:p>Difficulty</text:p>
          </table:table-cell>
          <table:table-cell table:number-columns-repeated="3" table:style-name="ce5"/>
          <table:table-cell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Efficiency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8">
            <text:p>2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" table:style-name="ce16">
            <text:p>80.0%</text:p>
          </table:table-cell>
          <table:table-cell office:value-type="float" office:value="3728.3271119999999" table:formula="of:=[.$C$2]*(3/2)*[.C$5]*(1/[.$B6]-1)" table:style-name="ce3">
            <text:p>3728</text:p>
          </table:table-cell>
          <table:table-cell office:value-type="float" office:value="7456.6542239999999" table:formula="of:=[.$C$2]*(3/2)*[.D$5]*(1/[.$B6]-1)" table:style-name="ce3">
            <text:p>7457</text:p>
          </table:table-cell>
          <table:table-cell office:value-type="float" office:value="18641.635559999999" table:formula="of:=[.$C$2]*(3/2)*[.E$5]*(1/[.$B6]-1)" table:style-name="ce3">
            <text:p>18642</text:p>
          </table:table-cell>
          <table:table-cell office:value-type="float" office:value="37283.271119999998" table:formula="of:=[.$C$2]*(3/2)*[.F$5]*(1/[.$B6]-1)" table:style-name="ce3">
            <text:p>37283</text:p>
          </table:table-cell>
          <table:table-cell office:value-type="float" office:value="74566.542239999995" table:formula="of:=[.$C$2]*(3/2)*[.G$5]*(1/[.$B6]-1)" table:style-name="ce9">
            <text:p>7456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1" table:style-name="ce16">
            <text:p>81.0%</text:p>
          </table:table-cell>
          <table:table-cell office:value-type="float" office:value="3498.1834631111101" table:formula="of:=[.$C$2]*(3/2)*[.C$5]*(1/[.$B7]-1)" table:style-name="ce3">
            <text:p>3498</text:p>
          </table:table-cell>
          <table:table-cell office:value-type="float" office:value="6996.3669262222202" table:formula="of:=[.$C$2]*(3/2)*[.D$5]*(1/[.$B7]-1)" table:style-name="ce3">
            <text:p>6996</text:p>
          </table:table-cell>
          <table:table-cell office:value-type="float" office:value="17490.917315555551" table:formula="of:=[.$C$2]*(3/2)*[.E$5]*(1/[.$B7]-1)" table:style-name="ce3">
            <text:p>17491</text:p>
          </table:table-cell>
          <table:table-cell office:value-type="float" office:value="34981.834631111102" table:formula="of:=[.$C$2]*(3/2)*[.F$5]*(1/[.$B7]-1)" table:style-name="ce3">
            <text:p>34982</text:p>
          </table:table-cell>
          <table:table-cell office:value-type="float" office:value="69963.669262222204" table:formula="of:=[.$C$2]*(3/2)*[.G$5]*(1/[.$B7]-1)" table:style-name="ce9">
            <text:p>6996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2" table:style-name="ce16">
            <text:p>82.0%</text:p>
          </table:table-cell>
          <table:table-cell office:value-type="float" office:value="3273.6530739512191" table:formula="of:=[.$C$2]*(3/2)*[.C$5]*(1/[.$B8]-1)" table:style-name="ce3">
            <text:p>3274</text:p>
          </table:table-cell>
          <table:table-cell office:value-type="float" office:value="6547.3061479024382" table:formula="of:=[.$C$2]*(3/2)*[.D$5]*(1/[.$B8]-1)" table:style-name="ce3">
            <text:p>6547</text:p>
          </table:table-cell>
          <table:table-cell office:value-type="float" office:value="16368.265369756095" table:formula="of:=[.$C$2]*(3/2)*[.E$5]*(1/[.$B8]-1)" table:style-name="ce3">
            <text:p>16368</text:p>
          </table:table-cell>
          <table:table-cell office:value-type="float" office:value="32736.530739512189" table:formula="of:=[.$C$2]*(3/2)*[.F$5]*(1/[.$B8]-1)" table:style-name="ce3">
            <text:p>32737</text:p>
          </table:table-cell>
          <table:table-cell office:value-type="float" office:value="65473.061479024378" table:formula="of:=[.$C$2]*(3/2)*[.G$5]*(1/[.$B8]-1)" table:style-name="ce9">
            <text:p>6547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3" table:style-name="ce16">
            <text:p>83.0%</text:p>
          </table:table-cell>
          <table:table-cell office:value-type="float" office:value="3054.5330556144595" table:formula="of:=[.$C$2]*(3/2)*[.C$5]*(1/[.$B9]-1)" table:style-name="ce3">
            <text:p>3055</text:p>
          </table:table-cell>
          <table:table-cell office:value-type="float" office:value="6109.066111228919" table:formula="of:=[.$C$2]*(3/2)*[.D$5]*(1/[.$B9]-1)" table:style-name="ce3">
            <text:p>6109</text:p>
          </table:table-cell>
          <table:table-cell office:value-type="float" office:value="15272.665278072296" table:formula="of:=[.$C$2]*(3/2)*[.E$5]*(1/[.$B9]-1)" table:style-name="ce3">
            <text:p>15273</text:p>
          </table:table-cell>
          <table:table-cell office:value-type="float" office:value="30545.330556144592" table:formula="of:=[.$C$2]*(3/2)*[.F$5]*(1/[.$B9]-1)" table:style-name="ce3">
            <text:p>30545</text:p>
          </table:table-cell>
          <table:table-cell office:value-type="float" office:value="61090.661112289185" table:formula="of:=[.$C$2]*(3/2)*[.G$5]*(1/[.$B9]-1)" table:style-name="ce9">
            <text:p>6109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4" table:style-name="ce16">
            <text:p>84.0%</text:p>
          </table:table-cell>
          <table:table-cell office:value-type="float" office:value="2840.6301805714284" table:formula="of:=[.$C$2]*(3/2)*[.C$5]*(1/[.$B10]-1)" table:style-name="ce3">
            <text:p>2841</text:p>
          </table:table-cell>
          <table:table-cell office:value-type="float" office:value="5681.2603611428567" table:formula="of:=[.$C$2]*(3/2)*[.D$5]*(1/[.$B10]-1)" table:style-name="ce3">
            <text:p>5681</text:p>
          </table:table-cell>
          <table:table-cell office:value-type="float" office:value="14203.150902857142" table:formula="of:=[.$C$2]*(3/2)*[.E$5]*(1/[.$B10]-1)" table:style-name="ce3">
            <text:p>14203</text:p>
          </table:table-cell>
          <table:table-cell office:value-type="float" office:value="28406.301805714284" table:formula="of:=[.$C$2]*(3/2)*[.F$5]*(1/[.$B10]-1)" table:style-name="ce3">
            <text:p>28406</text:p>
          </table:table-cell>
          <table:table-cell office:value-type="float" office:value="56812.603611428567" table:formula="of:=[.$C$2]*(3/2)*[.G$5]*(1/[.$B10]-1)" table:style-name="ce9">
            <text:p>5681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5" table:style-name="ce16">
            <text:p>85.0%</text:p>
          </table:table-cell>
          <table:table-cell office:value-type="float" office:value="2631.7603143529418" table:formula="of:=[.$C$2]*(3/2)*[.C$5]*(1/[.$B11]-1)" table:style-name="ce3">
            <text:p>2632</text:p>
          </table:table-cell>
          <table:table-cell office:value-type="float" office:value="5263.5206287058836" table:formula="of:=[.$C$2]*(3/2)*[.D$5]*(1/[.$B11]-1)" table:style-name="ce3">
            <text:p>5264</text:p>
          </table:table-cell>
          <table:table-cell office:value-type="float" office:value="13158.801571764709" table:formula="of:=[.$C$2]*(3/2)*[.E$5]*(1/[.$B11]-1)" table:style-name="ce3">
            <text:p>13159</text:p>
          </table:table-cell>
          <table:table-cell office:value-type="float" office:value="26317.603143529417" table:formula="of:=[.$C$2]*(3/2)*[.F$5]*(1/[.$B11]-1)" table:style-name="ce3">
            <text:p>26318</text:p>
          </table:table-cell>
          <table:table-cell office:value-type="float" office:value="52635.206287058834" table:formula="of:=[.$C$2]*(3/2)*[.G$5]*(1/[.$B11]-1)" table:style-name="ce9">
            <text:p>5263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6" table:style-name="ce16">
            <text:p>86.0%</text:p>
          </table:table-cell>
          <table:table-cell office:value-type="float" office:value="2427.747886883722" table:formula="of:=[.$C$2]*(3/2)*[.C$5]*(1/[.$B12]-1)" table:style-name="ce3">
            <text:p>2428</text:p>
          </table:table-cell>
          <table:table-cell office:value-type="float" office:value="4855.495773767444" table:formula="of:=[.$C$2]*(3/2)*[.D$5]*(1/[.$B12]-1)" table:style-name="ce3">
            <text:p>4855</text:p>
          </table:table-cell>
          <table:table-cell office:value-type="float" office:value="12138.739434418609" table:formula="of:=[.$C$2]*(3/2)*[.E$5]*(1/[.$B12]-1)" table:style-name="ce3">
            <text:p>12139</text:p>
          </table:table-cell>
          <table:table-cell office:value-type="float" office:value="24277.478868837217" table:formula="of:=[.$C$2]*(3/2)*[.F$5]*(1/[.$B12]-1)" table:style-name="ce3">
            <text:p>24277</text:p>
          </table:table-cell>
          <table:table-cell office:value-type="float" office:value="48554.957737674435" table:formula="of:=[.$C$2]*(3/2)*[.G$5]*(1/[.$B12]-1)" table:style-name="ce9">
            <text:p>4855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7" table:style-name="ce16">
            <text:p>87.0%</text:p>
          </table:table-cell>
          <table:table-cell office:value-type="float" office:value="2228.4254002758612" table:formula="of:=[.$C$2]*(3/2)*[.C$5]*(1/[.$B13]-1)" table:style-name="ce3">
            <text:p>2228</text:p>
          </table:table-cell>
          <table:table-cell office:value-type="float" office:value="4456.8508005517224" table:formula="of:=[.$C$2]*(3/2)*[.D$5]*(1/[.$B13]-1)" table:style-name="ce3">
            <text:p>4457</text:p>
          </table:table-cell>
          <table:table-cell office:value-type="float" office:value="11142.127001379304" table:formula="of:=[.$C$2]*(3/2)*[.E$5]*(1/[.$B13]-1)" table:style-name="ce3">
            <text:p>11142</text:p>
          </table:table-cell>
          <table:table-cell office:value-type="float" office:value="22284.254002758607" table:formula="of:=[.$C$2]*(3/2)*[.F$5]*(1/[.$B13]-1)" table:style-name="ce3">
            <text:p>22284</text:p>
          </table:table-cell>
          <table:table-cell office:value-type="float" office:value="44568.508005517215" table:formula="of:=[.$C$2]*(3/2)*[.G$5]*(1/[.$B13]-1)" table:style-name="ce9">
            <text:p>4456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8" table:style-name="ce16">
            <text:p>88.0%</text:p>
          </table:table-cell>
          <table:table-cell office:value-type="float" office:value="2033.6329701818197" table:formula="of:=[.$C$2]*(3/2)*[.C$5]*(1/[.$B14]-1)" table:style-name="ce3">
            <text:p>2034</text:p>
          </table:table-cell>
          <table:table-cell office:value-type="float" office:value="4067.2659403636394" table:formula="of:=[.$C$2]*(3/2)*[.D$5]*(1/[.$B14]-1)" table:style-name="ce3">
            <text:p>4067</text:p>
          </table:table-cell>
          <table:table-cell office:value-type="float" office:value="10168.164850909097" table:formula="of:=[.$C$2]*(3/2)*[.E$5]*(1/[.$B14]-1)" table:style-name="ce3">
            <text:p>10168</text:p>
          </table:table-cell>
          <table:table-cell office:value-type="float" office:value="20336.329701818195" table:formula="of:=[.$C$2]*(3/2)*[.F$5]*(1/[.$B14]-1)" table:style-name="ce3">
            <text:p>20336</text:p>
          </table:table-cell>
          <table:table-cell office:value-type="float" office:value="40672.659403636389" table:formula="of:=[.$C$2]*(3/2)*[.G$5]*(1/[.$B14]-1)" table:style-name="ce9">
            <text:p>4067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9" table:style-name="ce16">
            <text:p>89.0%</text:p>
          </table:table-cell>
          <table:table-cell office:value-type="float" office:value="1843.2178980674169" table:formula="of:=[.$C$2]*(3/2)*[.C$5]*(1/[.$B15]-1)" table:style-name="ce3">
            <text:p>1843</text:p>
          </table:table-cell>
          <table:table-cell office:value-type="float" office:value="3686.4357961348337" table:formula="of:=[.$C$2]*(3/2)*[.D$5]*(1/[.$B15]-1)" table:style-name="ce3">
            <text:p>3686</text:p>
          </table:table-cell>
          <table:table-cell office:value-type="float" office:value="9216.0894903370845" table:formula="of:=[.$C$2]*(3/2)*[.E$5]*(1/[.$B15]-1)" table:style-name="ce3">
            <text:p>9216</text:p>
          </table:table-cell>
          <table:table-cell office:value-type="float" office:value="18432.178980674169" table:formula="of:=[.$C$2]*(3/2)*[.F$5]*(1/[.$B15]-1)" table:style-name="ce3">
            <text:p>18432</text:p>
          </table:table-cell>
          <table:table-cell office:value-type="float" office:value="36864.357961348338" table:formula="of:=[.$C$2]*(3/2)*[.G$5]*(1/[.$B15]-1)" table:style-name="ce9">
            <text:p>3686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9" table:style-name="ce16">
            <text:p>90.0%</text:p>
          </table:table-cell>
          <table:table-cell office:value-type="float" office:value="1657.0342720000008" table:formula="of:=[.$C$2]*(3/2)*[.C$5]*(1/[.$B16]-1)" table:style-name="ce3">
            <text:p>1657</text:p>
          </table:table-cell>
          <table:table-cell office:value-type="float" office:value="3314.0685440000016" table:formula="of:=[.$C$2]*(3/2)*[.D$5]*(1/[.$B16]-1)" table:style-name="ce3">
            <text:p>3314</text:p>
          </table:table-cell>
          <table:table-cell office:value-type="float" office:value="8285.1713600000039" table:formula="of:=[.$C$2]*(3/2)*[.E$5]*(1/[.$B16]-1)" table:style-name="ce3">
            <text:p>8285</text:p>
          </table:table-cell>
          <table:table-cell office:value-type="float" office:value="16570.342720000008" table:formula="of:=[.$C$2]*(3/2)*[.F$5]*(1/[.$B16]-1)" table:style-name="ce3">
            <text:p>16570</text:p>
          </table:table-cell>
          <table:table-cell office:value-type="float" office:value="33140.685440000016" table:formula="of:=[.$C$2]*(3/2)*[.G$5]*(1/[.$B16]-1)" table:style-name="ce9">
            <text:p>33141</text:p>
          </table:table-cell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1">
          <table:table-cell/>
          <table:table-cell office:value-type="percentage" office:value="0.91" table:style-name="ce16">
            <text:p>91.0%</text:p>
          </table:table-cell>
          <table:table-cell office:value-type="float" office:value="1474.9425937582398" table:formula="of:=[.$C$2]*(3/2)*[.C$5]*(1/[.$B17]-1)" table:style-name="ce3">
            <text:p>1475</text:p>
          </table:table-cell>
          <table:table-cell office:value-type="float" office:value="2949.8851875164796" table:formula="of:=[.$C$2]*(3/2)*[.D$5]*(1/[.$B17]-1)" table:style-name="ce3">
            <text:p>2950</text:p>
          </table:table-cell>
          <table:table-cell office:value-type="float" office:value="7374.7129687911984" table:formula="of:=[.$C$2]*(3/2)*[.E$5]*(1/[.$B17]-1)" table:style-name="ce3">
            <text:p>7375</text:p>
          </table:table-cell>
          <table:table-cell office:value-type="float" office:value="14749.425937582397" table:formula="of:=[.$C$2]*(3/2)*[.F$5]*(1/[.$B17]-1)" table:style-name="ce3">
            <text:p>14749</text:p>
          </table:table-cell>
          <table:table-cell office:value-type="float" office:value="29498.851875164793" table:formula="of:=[.$C$2]*(3/2)*[.G$5]*(1/[.$B17]-1)" table:style-name="ce9">
            <text:p>29499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2" table:style-name="ce16">
            <text:p>92.0%</text:p>
          </table:table-cell>
          <table:table-cell office:value-type="float" office:value="1296.8094302608688" table:formula="of:=[.$C$2]*(3/2)*[.C$5]*(1/[.$B18]-1)" table:style-name="ce3">
            <text:p>1297</text:p>
          </table:table-cell>
          <table:table-cell office:value-type="float" office:value="2593.6188605217376" table:formula="of:=[.$C$2]*(3/2)*[.D$5]*(1/[.$B18]-1)" table:style-name="ce3">
            <text:p>2594</text:p>
          </table:table-cell>
          <table:table-cell office:value-type="float" office:value="6484.0471513043431" table:formula="of:=[.$C$2]*(3/2)*[.E$5]*(1/[.$B18]-1)" table:style-name="ce3">
            <text:p>6484</text:p>
          </table:table-cell>
          <table:table-cell office:value-type="float" office:value="12968.094302608686" table:formula="of:=[.$C$2]*(3/2)*[.F$5]*(1/[.$B18]-1)" table:style-name="ce3">
            <text:p>12968</text:p>
          </table:table-cell>
          <table:table-cell office:value-type="float" office:value="25936.188605217372" table:formula="of:=[.$C$2]*(3/2)*[.G$5]*(1/[.$B18]-1)" table:style-name="ce9">
            <text:p>25936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3" table:style-name="ce16">
            <text:p>93.0%</text:p>
          </table:table-cell>
          <table:table-cell office:value-type="float" office:value="1122.50708748387" table:formula="of:=[.$C$2]*(3/2)*[.C$5]*(1/[.$B19]-1)" table:style-name="ce3">
            <text:p>1123</text:p>
          </table:table-cell>
          <table:table-cell office:value-type="float" office:value="2245.01417496774" table:formula="of:=[.$C$2]*(3/2)*[.D$5]*(1/[.$B19]-1)" table:style-name="ce3">
            <text:p>2245</text:p>
          </table:table-cell>
          <table:table-cell office:value-type="float" office:value="5612.5354374193494" table:formula="of:=[.$C$2]*(3/2)*[.E$5]*(1/[.$B19]-1)" table:style-name="ce3">
            <text:p>5613</text:p>
          </table:table-cell>
          <table:table-cell office:value-type="float" office:value="11225.070874838699" table:formula="of:=[.$C$2]*(3/2)*[.F$5]*(1/[.$B19]-1)" table:style-name="ce3">
            <text:p>11225</text:p>
          </table:table-cell>
          <table:table-cell office:value-type="float" office:value="22450.141749677397" table:formula="of:=[.$C$2]*(3/2)*[.G$5]*(1/[.$B19]-1)" table:style-name="ce9">
            <text:p>22450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4" table:style-name="ce16">
            <text:p>94.0%</text:p>
          </table:table-cell>
          <table:table-cell office:value-type="float" office:value="951.91330519148903" table:formula="of:=[.$C$2]*(3/2)*[.C$5]*(1/[.$B20]-1)" table:style-name="ce3">
            <text:p>952</text:p>
          </table:table-cell>
          <table:table-cell office:value-type="float" office:value="1903.8266103829781" table:formula="of:=[.$C$2]*(3/2)*[.D$5]*(1/[.$B20]-1)" table:style-name="ce3">
            <text:p>1904</text:p>
          </table:table-cell>
          <table:table-cell office:value-type="float" office:value="4759.5665259574453" table:formula="of:=[.$C$2]*(3/2)*[.E$5]*(1/[.$B20]-1)" table:style-name="ce3">
            <text:p>4760</text:p>
          </table:table-cell>
          <table:table-cell office:value-type="float" office:value="9519.1330519148905" table:formula="of:=[.$C$2]*(3/2)*[.F$5]*(1/[.$B20]-1)" table:style-name="ce3">
            <text:p>9519</text:p>
          </table:table-cell>
          <table:table-cell office:value-type="float" office:value="19038.266103829781" table:formula="of:=[.$C$2]*(3/2)*[.G$5]*(1/[.$B20]-1)" table:style-name="ce9">
            <text:p>19038</text:p>
          </table:table-cell>
          <table:table-cell table:number-columns-repeated="16377"/>
        </table:table-row>
        <table:table-row table:style-name="ro2">
          <table:table-cell/>
          <table:table-cell office:value-type="percentage" office:value="0.95" table:style-name="ce17">
            <text:p>95.0%</text:p>
          </table:table-cell>
          <table:table-cell office:value-type="float" office:value="784.91097094736756" table:formula="of:=[.$C$2]*(3/2)*[.C$5]*(1/[.$B21]-1)" table:style-name="ce10">
            <text:p>785</text:p>
          </table:table-cell>
          <table:table-cell office:value-type="float" office:value="1569.8219418947351" table:formula="of:=[.$C$2]*(3/2)*[.D$5]*(1/[.$B21]-1)" table:style-name="ce10">
            <text:p>1570</text:p>
          </table:table-cell>
          <table:table-cell office:value-type="float" office:value="3924.5548547368376" table:formula="of:=[.$C$2]*(3/2)*[.E$5]*(1/[.$B21]-1)" table:style-name="ce10">
            <text:p>3925</text:p>
          </table:table-cell>
          <table:table-cell office:value-type="float" office:value="7849.1097094736751" table:formula="of:=[.$C$2]*(3/2)*[.F$5]*(1/[.$B21]-1)" table:style-name="ce10">
            <text:p>7849</text:p>
          </table:table-cell>
          <table:table-cell office:value-type="float" office:value="15698.21941894735" table:formula="of:=[.$C$2]*(3/2)*[.G$5]*(1/[.$B21]-1)" table:style-name="ce11">
            <text:p>15698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Paul Jansen</meta:initial-creator>
    <dc:creator>Paul Jansen</dc:creator>
    <meta:creation-date>2018-08-02T07:26:48Z</meta:creation-date>
    <dc:date>2018-08-02T08:10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3">
      <style:chart-properties chart:link-data-style-to-source="false" chart:visible="true" chart:logarithmic="false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10.5pt" svg:width="438.4999212598425pt" chart:style-name="Crt0">
        <chart:title chart:style-name="CT00">
          <text:p text:style-name="a0" text:class-names="" text:cond-style-name="">UTXO Size vs Efficiency at Different Difficulties</text:p>
        </chart:title>
        <chart:legend svg:x="107.0037795275591pt" svg:y="289.9520472440945pt" chart:style-name="Lgnd"/>
        <chart:plot-area svg:x="13.2096062992126pt" svg:y="39.67pt" svg:width="413.8179527559055pt" svg:height="239.0153543307087pt" chart:style-name="Plt0">
          <chart:axis chart:dimension="x" chart:name="primary-x" chart:style-name="Axs0">
            <chart:categories table:cell-range-address="Sheet1.$B$6:.$B$21"/>
            <chart:grid chart:class="minor" chart:style-name="GMi0"/>
          </chart:axis>
          <chart:axis chart:dimension="y" chart:name="primary-y" chart:style-name="Axs1">
            <chart:grid chart:class="major" chart:style-name="GMa1"/>
          </chart:axis>
          <chart:series chart:label-cell-address="Sheet1.$C$5" chart:values-cell-range-address="Sheet1.$C$6:.$C$21" chart:class="chart:line" chart:attached-axis="primary-y" chart:style-name="G0S0">
            <chart:data-point chart:repeated="16"/>
          </chart:series>
          <chart:series chart:label-cell-address="Sheet1.$D$5" chart:values-cell-range-address="Sheet1.$D$6:.$D$21" chart:class="chart:line" chart:attached-axis="primary-y" chart:style-name="G0S1">
            <chart:data-point chart:repeated="16"/>
          </chart:series>
          <chart:series chart:label-cell-address="Sheet1.$E$5" chart:values-cell-range-address="Sheet1.$E$6:.$E$21" chart:class="chart:line" chart:attached-axis="primary-y" chart:style-name="G0S2">
            <chart:data-point chart:repeated="16"/>
          </chart:series>
          <chart:series chart:label-cell-address="Sheet1.$F$5" chart:values-cell-range-address="Sheet1.$F$6:.$F$21" chart:class="chart:line" chart:attached-axis="primary-y" chart:style-name="G0S3">
            <chart:data-point chart:repeated="16"/>
          </chart:series>
          <chart:series chart:label-cell-address="Sheet1.$G$5" chart:values-cell-range-address="Sheet1.$G$6:.$G$21" chart:class="chart:line" chart:attached-axis="primary-y" chart:style-name="G0S4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